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fill="solid" draw:fill-color="#ffffff" draw:textarea-horizontal-align="left" draw:textarea-vertical-align="top" draw:auto-grow-height="false" fo:min-height="3.7cm" fo:min-width="10cm" fo:padding-top="0.1cm" fo:padding-bottom="0.1cm" fo:padding-left="0.1cm" fo:padding-right="0.1cm"/>
    </style:style>
    <style:style style:name="gr2" style:family="graphic" style:parent-style-name="standard">
      <style:graphic-properties svg:stroke-width="0.03cm" svg:stroke-color="#000000" draw:fill="none" draw:textarea-horizontal-align="left" draw:textarea-vertical-align="middle" draw:auto-grow-height="false" fo:min-height="0.3cm" fo:min-width="10cm" fo:padding-top="0.1cm" fo:padding-bottom="0.1cm" fo:padding-left="0.1cm" fo:padding-right="0.1cm"/>
    </style:style>
    <style:style style:name="gr3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0.134cm" fo:min-width="2.384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fill="solid" draw:fill-color="#ffffff" draw:textarea-horizontal-align="left" draw:textarea-vertical-align="top" draw:auto-grow-height="false" fo:min-height="1.8cm" fo:min-width="7.2cm" fo:padding-top="0.1cm" fo:padding-bottom="0.1cm" fo:padding-left="0.1cm" fo:padding-right="0.1cm"/>
    </style:style>
    <style:style style:name="gr5" style:family="graphic" style:parent-style-name="standard">
      <style:graphic-properties svg:stroke-width="0.03cm" svg:stroke-color="#000000" draw:fill="none" draw:textarea-horizontal-align="left" draw:textarea-vertical-align="middle" draw:auto-grow-height="false" fo:min-height="0.3cm" fo:min-width="7.2cm" fo:padding-top="0.1cm" fo:padding-bottom="0.1cm" fo:padding-left="0.1cm" fo:padding-right="0.1cm"/>
    </style:style>
    <style:style style:name="gr6" style:family="graphic" style:parent-style-name="standard">
      <style:graphic-properties svg:stroke-width="0.03cm" svg:stroke-color="#000000" draw:fill="solid" draw:fill-color="#ffffff" draw:textarea-horizontal-align="left" draw:textarea-vertical-align="top" draw:auto-grow-height="false" fo:min-height="1.8cm" fo:min-width="7.2cm" fo:padding-top="0.1cm" fo:padding-bottom="0.1cm" fo:padding-left="0.1cm" fo:padding-right="0.1cm"/>
    </style:style>
    <style:style style:name="gr7" style:family="graphic" style:parent-style-name="standard">
      <style:graphic-properties svg:stroke-width="0.03cm" svg:stroke-color="#000000" draw:fill="solid" draw:fill-color="#ffffff" draw:textarea-horizontal-align="left" draw:textarea-vertical-align="top" draw:auto-grow-height="false" fo:min-height="1.9cm" fo:min-width="9.2cm" fo:padding-top="0.1cm" fo:padding-bottom="0.1cm" fo:padding-left="0.1cm" fo:padding-right="0.1cm"/>
    </style:style>
    <style:style style:name="gr8" style:family="graphic" style:parent-style-name="objectwithoutfill">
      <style:graphic-properties svg:stroke-width="0.03cm" svg:stroke-color="#000000" draw:marker-end="Arrow" draw:marker-end-width="0.09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fill="solid" draw:fill-color="#ffffff" draw:textarea-horizontal-align="left" draw:textarea-vertical-align="top" draw:auto-grow-height="false" fo:min-height="0.9cm" fo:min-width="14cm" fo:padding-top="0.1cm" fo:padding-bottom="0.1cm" fo:padding-left="0.1cm" fo:padding-right="0.1cm"/>
    </style:style>
    <style:style style:name="gr10" style:family="graphic" style:parent-style-name="standard">
      <style:graphic-properties svg:stroke-width="0.03cm" svg:stroke-color="#000000" draw:fill="none" draw:textarea-horizontal-align="left" draw:textarea-vertical-align="middle" draw:auto-grow-height="false" fo:min-height="0.3cm" fo:min-width="14cm" fo:padding-top="0.1cm" fo:padding-bottom="0.1cm" fo:padding-left="0.1cm" fo:padding-right="0.1cm"/>
    </style:style>
    <style:style style:name="gr11" style:family="graphic" style:parent-style-name="standard">
      <style:graphic-properties svg:stroke-width="0.03cm" svg:stroke-color="#000000" draw:fill="none" draw:textarea-horizontal-align="justify" draw:textarea-vertical-align="middle" draw:auto-grow-height="false" fo:min-height="0.134cm" fo:min-width="3.384cm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width="0.03cm" svg:stroke-color="#000000" draw:fill="none" draw:fill-color="#ffffff" fo:min-height="0.556cm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8" style:family="paragraph"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9" style:family="paragraph">
      <style:paragraph-properties fo:text-align="start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600" style:text-scale="70%"/>
    </style:style>
    <style:style style:name="P11" style:family="paragraph">
      <style:paragraph-properties fo:text-align="center"/>
      <style:text-properties fo:font-size="10pt" style:text-underline-style="none" fo:font-weight="bold" style:font-size-asian="10pt" style:font-weight-asian="bold" style:font-size-complex="10pt" style:font-weight-complex="bold" style:text-scale="70%"/>
    </style:style>
    <style:style style:name="P12" style:family="paragraph">
      <style:paragraph-properties fo:text-align="start"/>
      <style:text-properties fo:font-size="8pt" fo:font-style="normal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0.5pt" style:font-size-asian="10.5pt" style:font-size-complex="10.5pt"/>
    </style:style>
    <style:style style:name="T1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size="8pt" fo:language="de" fo:country="DE" style:text-underline-style="none" fo:font-weight="normal" style:font-size-asian="8pt" style:font-weight-asian="normal" style:font-size-complex="8pt" style:font-weight-complex="normal"/>
    </style:style>
    <style:style style:name="T5" style:family="text"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T6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size="8pt" style:text-underline-style="none" fo:font-weight="bold" style:font-size-asian="8pt" style:font-weight-asian="bold" style:font-size-complex="8pt" style:font-weight-complex="600" style:text-scale="70%"/>
    </style:style>
    <style:style style:name="T9" style:family="text">
      <style:text-properties fo:font-size="8pt" style:text-underline-style="none" fo:font-weight="bold" style:font-size-asian="8pt" style:font-weight-asian="bold" style:font-size-complex="8pt" style:font-weight-complex="bold" style:text-scale="70%"/>
    </style:style>
    <style:style style:name="T10" style:family="text"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glue-point draw:id="4" svg:x="-4.901cm" svg:y="-2.346cm"/>
          <draw:glue-point draw:id="5" svg:x="-4.901cm" svg:y="-1.734cm"/>
          <draw:glue-point draw:id="6" svg:x="-5cm" svg:y="-1.734cm"/>
          <draw:glue-point draw:id="7" svg:x="-4.901cm" svg:y="-1.734cm"/>
          <draw:glue-point draw:id="8" svg:x="-4.901cm" svg:y="-1.734cm"/>
          <draw:glue-point draw:id="9" svg:x="-5cm" svg:y="-1.734cm"/>
          <draw:glue-point draw:id="10" svg:x="-5cm" svg:y="-2.346cm"/>
          <draw:glue-point draw:id="11" svg:x="-5cm" svg:y="-1.122cm"/>
          <draw:glue-point draw:id="12" svg:x="-5cm" svg:y="0.102cm"/>
          <draw:glue-point draw:id="13" svg:x="-5cm" svg:y="0.714cm"/>
          <draw:glue-point draw:id="14" svg:x="-5cm" svg:y="2.142cm"/>
          <draw:glue-point draw:id="15" svg:x="-5cm" svg:y="2.755cm"/>
          <draw:glue-point draw:id="16" svg:x="-5cm" svg:y="4.183cm"/>
          <draw:glue-point draw:id="17" svg:x="-5cm" svg:y="3.979cm"/>
          <draw:custom-shape draw:style-name="gr1" draw:text-style-name="P2" draw:layer="layout" svg:width="10.2cm" svg:height="3.9cm" svg:x="2.3cm" svg:y="3cm">
            <text:p text:style-name="P1"><text:span text:style-name="T1">scdc_dataprov_hook_open_f *open;</text:span></text:p>
            <text:p text:style-name="P1"><text:span text:style-name="T1">scdc_dataprov_hook_close_f *close;</text:span></text:p>
            <text:p text:style-name="P1"><text:span text:style-name="T1">scdc_dataprov_hook_config_f *config;</text:span></text:p>
            <text:p text:style-name="P1"><text:span text:style-name="T1"/></text:p>
            <text:p text:style-name="P1"><text:span text:style-name="T1">scdc_dataprov_hook_dataset_open_f *dataset_open;</text:span></text:p>
            <text:p text:style-name="P1"><text:span text:style-name="T1">scdc_dataprov_hook_dataset_close_f *dataset_close;</text:span></text:p>
            <text:p text:style-name="P1"><text:span text:style-name="T1"/></text:p>
            <text:p text:style-name="P1"><text:span text:style-name="T1">scdc_dataprov_hook_dataset_open_read_state_f *dataset_open_read_state;</text:span></text:p>
            <text:p text:style-name="P1"><text:span text:style-name="T1">scdc_dataprov_hook_dataset_close_write_state_f *dataset_close_write_state;</text:span></text:p>
            <text:p text:style-name="P1"><text:span text:style-name="T1"/></text:p>
            <text:p text:style-name="P1"><text:span text:style-name="T1">scdc_dataprov_hook_dataset_cmd_f *dataset_cmd;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0.2cm" svg:height="0.5cm" svg:x="2.3cm" svg:y="2.5cm">
            <text:p text:style-name="P3"><text:span text:style-name="T2">scdc_dataprov_hook_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3cm" svg:height="0.5cm" svg:x="2.3cm" svg:y="2cm">
            <text:p text:style-name="P3"><text:span text:style-name="T3">Struktur</text:span></text:p>
            <draw:enhanced-geometry svg:viewBox="0 0 21600 21600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glue-point draw:id="4" svg:x="-5cm" svg:y="-2.333cm"/>
          <draw:custom-shape draw:style-name="gr4" draw:text-style-name="P2" draw:layer="layout" svg:width="7.4cm" svg:height="2cm" svg:x="2.3cm" svg:y="8.5cm">
            <text:p text:style-name="P1"><text:span text:style-name="T1">void* hook_dataprov_open(const char *conf, va_list ap)</text:span></text:p>
            <text:p text:style-name="P1"><text:span text:style-name="T1">{</text:span></text:p>
            <text:p text:style-name="P3"><text:span text:style-name="T4"><text:s text:c="4"/></text:span><text:span text:style-name="T4">initialisierungen allocation von speicher usw.</text:span></text:p>
            <text:p text:style-name="P1"><text:span text:style-name="T1"><text:s text:c="4"/></text:span><text:span text:style-name="T1">return ...dataprov...</text:span></text:p>
            <text:p text:style-name="P1"><text:span text:style-name="T1">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4cm" svg:height="0.5cm" svg:x="2.3cm" svg:y="8cm">
            <text:p text:style-name="P3"><text:span text:style-name="T2">scdc_dataprov_hook_open_f *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cm" svg:height="0.5cm" svg:x="2.3cm" svg:y="7.5cm">
            <text:p text:style-name="P3"><text:span text:style-name="T3">Funk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3" draw:id="id3">
          <draw:glue-point draw:id="4" svg:x="-5cm" svg:y="-2.666cm"/>
          <draw:custom-shape draw:style-name="gr4" draw:text-style-name="P2" draw:layer="layout" svg:width="7.4cm" svg:height="2cm" svg:x="2.3cm" svg:y="12cm">
            <text:p text:style-name="P1"><text:span text:style-name="T1">scdcint_t hook_dataprov_close(void *dataprov)</text:span></text:p>
            <text:p text:style-name="P1"><text:span text:style-name="T1">{</text:span></text:p>
            <text:p text:style-name="P1"><text:span text:style-name="T1"><text:s text:c="6"/></text:span><text:span text:style-name="T1">free ...</text:span></text:p>
            <text:p text:style-name="P1"><text:span text:style-name="T1"><text:s text:c="4"/></text:span><text:span text:style-name="T1">return SCDC_SUCCESS;</text:span></text:p>
            <text:p text:style-name="P1"><text:span text:style-name="T1">}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4cm" svg:height="0.5cm" svg:x="2.3cm" svg:y="11.5cm">
            <text:p text:style-name="P1"><text:span text:style-name="T2">scdc_dataprov_hook_close_f *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cm" svg:height="0.5cm" svg:x="2.3cm" svg:y="11cm">
            <text:p text:style-name="P3"><text:span text:style-name="T3">Funk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glue-point draw:id="4" svg:x="-5cm" svg:y="-2.333cm"/>
          <draw:custom-shape draw:style-name="gr4" draw:text-style-name="P7" draw:layer="layout" svg:width="7.4cm" svg:height="2cm" svg:x="2.3cm" svg:y="15.5cm">
            <text:p text:style-name="P6"><text:span text:style-name="T5">scdcint_t hook_dataprov_config_f(void *dataprov, const char *cmd,</text:span></text:p>
            <text:p text:style-name="P6"><text:span text:style-name="T5"><text:s/></text:span></text:p>
            <text:p text:style-name="P6"><text:span text:style-name="T5"><text:s text:c="15"/></text:span><text:span text:style-name="T5">const char *param, const char *val, scdcint_t val_size, </text:span></text:p>
            <text:p text:style-name="P6"><text:span text:style-name="T5"/></text:p>
            <text:p text:style-name="P6"><text:span text:style-name="T5"><text:s text:c="15"/></text:span><text:span text:style-name="T5">char **result, scdcint_t *result_size)</text:span></text:p>
            <text:p text:style-name="P6"><text:span text:style-name="T5">{</text:span></text:p>
            <text:p text:style-name="P6"><text:span text:style-name="T5"><text:s text:c="4"/></text:span><text:span text:style-name="T5">return SCDC_SUCCESS;</text:span></text:p>
            <text:p text:style-name="P6"><text:span text:style-name="T5">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4cm" svg:height="0.5cm" svg:x="2.3cm" svg:y="15cm">
            <text:p text:style-name="P1"><text:span text:style-name="T2">scdc_dataprov_hook_config_f *confi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cm" svg:height="0.5cm" svg:x="2.3cm" svg:y="14.5cm">
            <text:p text:style-name="P3"><text:span text:style-name="T3">Funk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glue-point draw:id="4" svg:x="-5cm" svg:y="-2.666cm"/>
          <draw:custom-shape draw:style-name="gr6" draw:text-style-name="P2" draw:layer="layout" svg:width="7.4cm" svg:height="2cm" svg:x="2.3cm" svg:y="19cm"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7.4cm" svg:height="0.5cm" svg:x="2.3cm" svg:y="18.5cm">
            <text:p text:style-name="P1"><text:span text:style-name="T6">scdc_dataprov_hook_dataset_open_f *dataset_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cm" svg:height="0.5cm" svg:x="2.3cm" svg:y="18cm">
            <text:p text:style-name="P3"><text:span text:style-name="T3">Funk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6" draw:id="id6">
          <draw:glue-point draw:id="4" svg:x="-5cm" svg:y="-2.333cm"/>
          <draw:custom-shape draw:style-name="gr6" draw:text-style-name="P2" draw:layer="layout" svg:width="7.4cm" svg:height="2cm" svg:x="2.3cm" svg:y="22.5cm"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8" draw:layer="layout" svg:width="7.4cm" svg:height="0.5cm" svg:x="2.3cm" svg:y="22cm">
            <text:p text:style-name="P1"><text:span text:style-name="T6">scdc_dataprov_hook_dataset_close_f *dataset_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cm" svg:height="0.5cm" svg:x="2.3cm" svg:y="21.5cm">
            <text:p text:style-name="P3"><text:span text:style-name="T3">Funk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" draw:id="id7">
          <draw:glue-point draw:id="4" svg:x="-5cm" svg:y="-2.666cm"/>
          <draw:custom-shape draw:style-name="gr4" draw:text-style-name="P9" draw:layer="layout" svg:width="7.4cm" svg:height="2cm" svg:x="2.3cm" svg:y="26cm">
            <text:p text:style-name="P2"><text:span text:style-name="T7">Wie kann Datensatz serialisiert werden, </text:span></text:p>
            <text:p text:style-name="P2"><text:span text:style-name="T7">für komplexe strukturen, wenn nicht angegeben wird </text:span></text:p>
            <text:p text:style-name="P2"><text:span text:style-name="T7">einfach der zeiger zum client geschickt </text:span></text:p>
            <text:p text:style-name="P2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0" draw:layer="layout" svg:width="7.4cm" svg:height="0.5cm" svg:x="2.3cm" svg:y="25.5cm">
            <text:p text:style-name="P1"><text:span text:style-name="T8">scdc_dataprov_hook_dataset_open_read_state_f *dataset_open_read_st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cm" svg:height="0.5cm" svg:x="2.3cm" svg:y="25cm">
            <text:p text:style-name="P3"><text:span text:style-name="T3">Funk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8" draw:id="id8">
          <draw:glue-point draw:id="4" svg:x="-5cm" svg:y="-2.333cm"/>
          <draw:custom-shape draw:style-name="gr6" draw:text-style-name="P2" draw:layer="layout" svg:width="7.4cm" svg:height="2cm" svg:x="2.3cm" svg:y="2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7.4cm" svg:height="0.5cm" svg:x="2.3cm" svg:y="29cm">
            <text:p text:style-name="P1"><text:span text:style-name="T9">scdc_dataprov_hook_dataset_close_write_state_f *dataset_close_write_st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cm" svg:height="0.5cm" svg:x="2.3cm" svg:y="28.5cm">
            <text:p text:style-name="P3"><text:span text:style-name="T3">Funk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9" draw:id="id9">
          <draw:glue-point draw:id="4" svg:x="-5cm" svg:y="-2.419cm"/>
          <draw:custom-shape draw:style-name="gr7" draw:text-style-name="P12" draw:layer="layout" svg:width="9.4cm" svg:height="2.1cm" svg:x="2.3cm" svg:y="33cm">
            <text:p text:style-name="P1"><text:span text:style-name="T10">scdcint_t hook_dataset_cmd(void *dataprov, void *dataset, const char *cmd, const char *params,</text:span></text:p>
            <text:p text:style-name="P1"><text:span text:style-name="T10"><text:s text:c="59"/></text:span><text:span text:style-name="T10">scdc_dataset_input_t *input, scdc_dataset_output_t *output)</text:span></text:p>
            <text:p text:style-name="P1"><text:span text:style-name="T10">{</text:span></text:p>
            <text:p text:style-name="P3"><text:span text:style-name="T10">Verarbeitung von Daten</text:span></text:p>
            <text:p text:style-name="P3"><text:span text:style-name="T10">Input und Output über input und output siehe Parameter</text:span></text:p>
            <text:p text:style-name="P1"><text:span text:style-name="T10"><text:s text:c="4"/></text:span></text:p>
            <text:p text:style-name="P1"><text:span text:style-name="T10"><text:s text:c="4"/></text:span><text:span text:style-name="T10">return SCDC_SUCCESS;</text:span><text:span text:style-name="T10"><text:tab/></text:span></text:p>
            <text:p text:style-name="P1"><text:span text:style-name="T10">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7.4cm" svg:height="0.5cm" svg:x="2.3cm" svg:y="32.5cm">
            <text:p text:style-name="P1"><text:span text:style-name="T6">scdc_dataprov_hook_dataset_cmd_f *dataset_cm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3cm" svg:height="0.5cm" svg:x="2.3cm" svg:y="32cm">
            <text:p text:style-name="P3"><text:span text:style-name="T3">Funktio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3" draw:layer="layout" draw:line-skew="0.315cm" svg:x1="2.3cm" svg:y1="3.301cm" svg:x2="2.3cm" svg:y2="8.301cm" draw:start-shape="id1" draw:start-glue-point="10" draw:end-shape="id2" draw:end-glue-point="4" svg:d="M2300 3301h-200v5000h200" svg:viewBox="0 0 201 5001">
          <text:p/>
        </draw:connector>
        <draw:connector draw:style-name="gr8" draw:text-style-name="P3" draw:layer="layout" draw:line-skew="0.215cm" svg:x1="2.3cm" svg:y1="3.601cm" svg:x2="2.3cm" svg:y2="11.701cm" draw:start-shape="id1" draw:start-glue-point="6" draw:end-shape="id3" draw:end-glue-point="4" svg:d="M2300 3601h-300v8100h300" svg:viewBox="0 0 301 8101">
          <text:p/>
        </draw:connector>
        <draw:connector draw:style-name="gr8" draw:text-style-name="P3" draw:layer="layout" draw:line-skew="0.115cm" svg:x1="2.3cm" svg:y1="3.901cm" svg:x2="2.3cm" svg:y2="15.301cm" draw:start-shape="id1" draw:start-glue-point="11" draw:end-shape="id4" draw:end-glue-point="4" svg:d="M2300 3901h-400v11400h400" svg:viewBox="0 0 401 11401">
          <text:p/>
        </draw:connector>
        <draw:connector draw:style-name="gr8" draw:text-style-name="P3" draw:layer="layout" draw:line-skew="0.015cm" svg:x1="2.3cm" svg:y1="4.499cm" svg:x2="2.3cm" svg:y2="18.701cm" draw:start-shape="id1" draw:start-glue-point="12" draw:end-shape="id5" draw:end-glue-point="4" svg:d="M2300 4499h-500v14202h500" svg:viewBox="0 0 501 14203">
          <text:p/>
        </draw:connector>
        <draw:connector draw:style-name="gr8" draw:text-style-name="P3" draw:layer="layout" draw:line-skew="-0.085cm" svg:x1="2.3cm" svg:y1="4.799cm" svg:x2="2.3cm" svg:y2="22.301cm" draw:start-shape="id1" draw:start-glue-point="13" draw:end-shape="id6" draw:end-glue-point="4" svg:d="M2300 4799h-600v17502h600" svg:viewBox="0 0 601 17503">
          <text:p/>
        </draw:connector>
        <draw:connector draw:style-name="gr8" draw:text-style-name="P3" draw:layer="layout" draw:line-skew="-0.185cm" svg:x1="2.3cm" svg:y1="5.499cm" svg:x2="2.3cm" svg:y2="25.701cm" draw:start-shape="id1" draw:start-glue-point="14" draw:end-shape="id7" draw:end-glue-point="4" svg:d="M2300 5499h-700v20202h700" svg:viewBox="0 0 701 20203">
          <text:p/>
        </draw:connector>
        <draw:connector draw:style-name="gr8" draw:text-style-name="P3" draw:layer="layout" draw:line-skew="-0.285cm" svg:x1="2.3cm" svg:y1="5.799cm" svg:x2="2.3cm" svg:y2="29.301cm" draw:start-shape="id1" draw:start-glue-point="15" draw:end-shape="id8" draw:end-glue-point="4" svg:d="M2300 5799h-800v23502h800" svg:viewBox="0 0 801 23503">
          <text:p/>
        </draw:connector>
        <draw:connector draw:style-name="gr8" draw:text-style-name="P3" draw:layer="layout" draw:line-skew="-0.385cm" svg:x1="2.3cm" svg:y1="6.399cm" svg:x2="2.3cm" svg:y2="32.801cm" draw:start-shape="id1" draw:start-glue-point="17" draw:end-shape="id9" draw:end-glue-point="4" svg:d="M2300 6399h-900v26402h900" svg:viewBox="0 0 901 26403">
          <text:p/>
        </draw:connector>
        <draw:g>
          <draw:glue-point draw:id="4" svg:x="-5cm" svg:y="-2.333cm"/>
          <draw:custom-shape draw:style-name="gr9" draw:text-style-name="P2" draw:layer="layout" svg:width="14.2cm" svg:height="1.1cm" svg:x="14.4cm" svg:y="2.1cm">
            <text:p text:style-name="P1"><text:span text:style-name="T6">Aufruf:</text:span></text:p>
            <text:p text:style-name="P1"><text:span text:style-name="T1"><text:s/></text:span><text:span text:style-name="T1">scdc_dataprov_open(„base_path“, „hook:conf“, …&lt;weitere Parameter&gt;...)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4.2cm" svg:height="0.5cm" svg:x="14.4cm" svg:y="1.6cm">
            <text:p text:style-name="P3"><text:span text:style-name="T2">scdc_dataprov_t scdc_dataprov_open(const char *base_path, const char *conf, ...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5" draw:layer="layout" svg:width="4cm" svg:height="0.5cm" svg:x="14.4cm" svg:y="1.1cm">
            <text:p text:style-name="P3"><text:span text:style-name="T3">Funktionsaufru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6380.838323353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3" draw:layer="layout" svg:width="13.6cm" svg:height="0.836cm" draw:transform="rotate (1.5707963267949) translate (0.5cm 23.1cm)">
          <draw:text-box>
            <text:p><text:span text:style-name="T11">Implementieren und vermerken in der Struktur</text:span></text:p>
          </draw:text-box>
        </draw:frame>
        <draw:frame draw:style-name="gr13" draw:text-style-name="P14" draw:layer="layout" svg:width="5.1cm" svg:height="2.7cm" svg:x="2cm" svg:y="37cm">
          <draw:text-box>
            <text:p text:style-name="P14"><text:span text:style-name="T12">Rahmen für funktionen</text:span></text:p>
            <text:p text:style-name="P14"><text:span text:style-name="T12">+ Unten drunter dann notiert wo return verwendet in welcher funktion usw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16:47:17.391899309</meta:creation-date>
    <dc:date>2016-09-01T10:40:18.863619172</dc:date>
    <meta:editing-duration>PT1H14M56S</meta:editing-duration>
    <meta:editing-cycles>17</meta:editing-cycles>
    <meta:generator>LibreOffice/4.3.3.2$Linux_X86_64 LibreOffice_project/430m0$Build-2</meta:generator>
    <meta:document-statistic meta:object-count="50"/>
  </office:meta>
</office:document-meta>
</file>